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line-height="100%" fo:text-align="start" style:justify-single-word="false" fo:orphans="0" fo:widows="0"/>
    </style:style>
    <style:style style:name="P3" style:family="paragraph" style:parent-style-name="Standard">
      <style:paragraph-properties fo:margin-top="0cm" fo:margin-bottom="0cm" loext:contextual-spacing="false" fo:text-align="justify" style:justify-single-word="false"/>
    </style:style>
    <style:style style:name="P4" style:family="paragraph" style:parent-style-name="Standard" style:master-page-name="Standard">
      <style:paragraph-properties fo:margin-top="0cm" fo:margin-bottom="0cm" loext:contextual-spacing="false"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a xlink:type="simple" xlink:href="https://www.fimfiction.net/story/85241/defender-of-justice-king-sombra" text:style-name="Internet_20_link" text:visited-style-name="Visited_20_Internet_20_Link"><text:span text:style-name="T1">https://www.fimfiction.net/story/85241/defender-of-justice-king-sombra</text:span></text:a> </text:p>
      <text:p text:style-name="P2">850-1100 słów</text:p>
      <text:p text:style-name="P1"/>
      <text:p text:style-name="P3">Czasem można natrafić na opowiadanie, od którego po prostu nie można się oderwać. Język, fabuła, postacie – wszystko jest dopieszczone aż do granic możliwości i gdyby nie nawiązania do serialu, to wystarczyłoby przerobić kilka rzeczy i wydać to w formie książkowej. Są też takie, od których jad sam napływa do kłów; które są tak złe, że aż dobre, i doskonale się nadają do napisania dłuższych recenzji, bo słowa potępienia aż spływają na kartkę. Niestety, czasem pojawiają się opowiadania z trzeciej kategorii – przeciętniaki. Czyta się je nieźle, nawet od czasu do czasu sprawią frajdę, tylko jak potem je niby zrecenzować…?</text:p>
      <text:p text:style-name="P3"/>
      <text:p text:style-name="P3">„Defender of justice, King Sombra!” zaczyna się z grubej rury – oto mroczny tyran, były władca Kryształowego Imperium, powraca do życia. Okazuje się jednak, że śmierć spowodowana przedawkowaniem miłości i szczęścia (i to jeszcze nie swojego) powoduje solidne zmiany w psychice, przez co nasz główny bohater doznaje szybszego i silniejszego nawrócenia niż święty Paweł w drodze do Damaszku. Rozpaczając nad faktem, że był w przeszłości bardzo niemiłym kucykiem, rusza przed siebie, w końcu wpadając na wycieczkę źrebaków z sierocińca, którymi zajmują się Redheart i jej brat Snowflake (tak, w tym opowiadaniu ta parka jest rodzeństwem i wciąż mieszkają w jednym domu). Tak oto zaczyna się jego… hm, w sumie ciężko określić, co się właśnie zaczyna.</text:p>
      <text:p text:style-name="P3"/>
      <text:p text:style-name="P3">To jest właśnie największą potencjalną wadą tego opowiadania. Sombra, ‘Defender of justice’, stawanie się lepszym kucem – to wszystko ma potencjał na coś, czym to opowiadanie nie jest. Mroczny król, którego znamy z serialu, jest od pierwszych scen płaczliwą pierdołą, która drży ze strachu na myśl o Twilight czy, o zgrozo, Cadance. Nie ma miejsca na żadne stopniowe uświadamianie sobie przeszłych grzechów, problemów i innych tego typu rzeczy – wszystko zwala się na niego od razu, nie pozostawiając w nim nawet najmniejszych miejsc na wątpliwości, zaprzeczenia czy próby przekonywania siebie, że może nie wszystko było takie straszne. Ba, nawet sam tytuł jest mylący – bowiem Sombra niezbyt się zajmuje obroną sprawiedliwości. Co gorsza, czasami wygląda to tak, jakby jedyną postacią, której na serio przeszkadza fakt, że mroczny król Kryształowego Imperium sobie wesoło biega w okolicach Ponyville, jest on sam. Potencjał byłego tyrana jest w dużym stopniu niewykorzystany lub wręcz zmarnowany.</text:p>
      <text:p text:style-name="P3"/>
      <text:p text:style-name="P3">Czym więc w takim razie jest „Defender of Justice, King Sombra!”? O dziwo – jest to opowiadanie obyczajowe, ze sporymi dawkami romansów. Nawrócony tyran może i unika mrocznej magii, stanowczo za dużo płacze, ale z jego archaicznym nastawieniem i niezbyt rozbudowanymi umiejętnościami społecznymi, Ponyville poznawane z jego perspektywy wygląda całkiem ciekawie. Wątki romantyczne są dość proste i nie muszą radzić sobie z żadnymi poważniejszymi problemami (nawet takim problemem, że oficjalnie król Sombra jest ludobójcą, tyranem i w ogóle to większość kucy w ficu powinna zachowywać się o wiele mniej przyjaźnie w stosunku do niego), ale pasują do ogólnego profilu opowiadania. Niestety, największym problemem jest to, że brakuje większych problemów do rozwiązania – rzadko kiedy pojawia się napięcie, a nawet jeśli autorowi zdarza się zakończyć rozdział w sposób, który mógłby zapowiadać jakieś kłopoty, to zostają one szybko rozwiązane. Nie przeszkadza to za bardzo, jeśli weźmie się pod uwagę, że jest to tylko niezbyt <text:soft-page-break/>skomplikowane opowiadanie obyczajowe, ale po opowiadaniu z dobrym Sombrą można by jednak się spodziewać, że czasem przeszłość go ugryzie w tyłek.</text:p>
      <text:p text:style-name="P3"/>
      <text:p text:style-name="P3">Oczywiście Sombra – jaki by nie był – nie jest jedyną postacią w opowiadaniu. Autor całkiem dobrze radzi sobie ze stworzonymi przez siebie postaciami oraz kucykami tła. Redheart, jej brat czy inne postacie z sierocińca, w którym pomagają, mają swoje własne charaktery, plany, marzenia – nie są zwykłymi marionetkami pisarza. Niestety, nie dotyczy to bohaterek z Mane 6 czy księżniczek, których autor albo nie potrafił tak naturalnie prowadzić, albo po prostu mu pasowało, by od czasu do czasu służyły tylko za wygodny pretekst do dostarczenia kolejnej sceny, w której Sombra będzie się nad sobą żałośnie użalał. Ewentualnie by rozpętać niewielką imprezę, na której będzie można się będzie bawić przez rozdział czy półtora. Twilight na pewno wezwie Celestię, Pinkie na pewno będzie chciała się bawić, Celestia może i jest księżniczką, ale szybko się okaże, że byle wieśniara z Ponyville potrafi wygłosić jej tyradę, że źle postępuje i powinna się wstydzić, i tak dalej… całe szczęście, że oryginalnych postaci jest na tyle dużo, by mogły dalej ciągnąć akcję.</text:p>
      <text:p text:style-name="P3"/>
      <text:p text:style-name="P3">Przyjemności z czytania nie psuje styl. Autor radzi sobie z językiem angielskim na akceptowalnym poziomie, choć okazjonalne zjadanie przecinków, dziwnie brzmiące zdania czy małe ściany tekstu potrafią czasem zirytować uważnego czytelnika. Nie jest to może język godny Szekspira, ale w opowiadaniu obyczajowym takowy by tylko przeszkadzał – więc mogę śmiało powiedzieć, że styl dobrze współgra z treścią, którą przedstawia. </text:p>
      <text:p text:style-name="P3"/>
      <text:p text:style-name="P3">„Defender of Justice, King Sombra!” to nie jest dzieło sztuki. Nie jest to jednak również zły fic. To jest tylko – albo aż – porządny kawał rzemieślniczej roboty. Wszystko zależy od tego, z jakim nastawieniem się do niego podejdzie, jak wielkie oczekiwania będzie się mieć wobec – dość niemrawego – Sombry oraz od naszego zdania na temat opowiadań romantycznych. Mnie w trakcie czytania nawiedzało całkiem spore spektrum emocji – z reguły było to zażenowanie lub poirytowanie (naprawdę, byli królowie nie powinni się tak zachowywać), ale od czasu do czasu opowiadanie spełniało swój cel i sprawiało, że czułem przypływ ciepła w serduchu. Jak już napomknąłem we wstępie, opowiadania przeciętne trudno ocenić – dlatego liczę, że każdy, kto przeczyta recenzję i dowie się z niej, czego oczekiwać (a czego nie) po „Defender of Justice”, będzie w stanie sam wystawić ocenę. Ja, koniec końców, bawiłem się całkiem nieźle.</text:p>
      <text:p text:style-name="P3"/>
      <text:p text:style-name="P3"><text:a xlink:type="simple" xlink:href="https://derpibooru.org/906955?q=sombra%2C+crying" text:style-name="Internet_20_link" text:visited-style-name="Visited_20_Internet_20_Link"><text:span text:style-name="T1">https://derpibooru.org/906955?q=sombra%2C+crying</text:span></text:a> – na banner</text:p>
      <text:p text:style-name="P3"/>
      <text:p text:style-name="P3"><text:a xlink:type="simple" xlink:href="https://derpibooru.org/1547670?q=sombra" text:style-name="Internet_20_link" text:visited-style-name="Visited_20_Internet_20_Link"><text:span text:style-name="T1">https://derpibooru.org/1547670?q=sombra</text:span></text:a></text:p>
      <text:p text:style-name="P3"/>
      <text:p text:style-name="P3"><text:a xlink:type="simple" xlink:href="https://derpibooru.org/1442984?q=sombra" text:style-name="Internet_20_link" text:visited-style-name="Visited_20_Internet_20_Link"><text:span text:style-name="T1">https://derpibooru.org/1442984?q=sombra</text:span></text:a></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dc:date>2018-01-29T23:21:19.749000000</dc:date>
    <meta:editing-duration>PT9M26S</meta:editing-duration>
    <meta:editing-cycles>1</meta:editing-cycles>
    <meta:document-statistic meta:table-count="0" meta:image-count="0" meta:object-count="0" meta:page-count="2" meta:paragraph-count="12" meta:word-count="898" meta:character-count="6153" meta:non-whitespace-character-count="5246"/>
  </office:meta>
</office:document-meta>
</file>